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 <text:s/><text:span text:style-name="T1">fait</text:span></text:p>
      <text:p text:style-name="Standard">2.Ajouter le media screen écran large pour mon css actuel sur toutes les pages <text:s/><text:span text:style-name="T1">fait</text:span></text:p>
      <text:p text:style-name="Standard">3.Créer le css avec le media screen mobile pour la page d'accueil <text:s/><text:span text:style-name="T1">fait</text:span></text:p>
      <text:p text:style-name="Standard">4.Créer le css avec le media screen mobile pour la page Figma <text:s/><text:span text:style-name="T1">fait</text:span></text:p>
      <text:p text:style-name="Standard">5.Créer le css avec le media screen mobile pour la page 404 <text:span text:style-name="T1">fait</text:span></text:p>
      <text:p text:style-name="Standard">6.Créer le css avec le media screen tablette pour la page d'accueil <text:span text:style-name="T1">fait</text:span></text:p>
      <text:p text:style-name="Standard">7.Créer le css avec le media screen tablette pour la page Figma <text:s/><text:span text:style-name="T1">fait</text:span></text:p>
      <text:p text:style-name="Standard">8.Créer le css avec le media screen tablette pour la page 404 <text:s/><text:span text:style-name="T1">fait</text:span></text:p>
      <text:p text:style-name="Standard">9.Créer le css avec le media screen desktop pour la page d'accueil <text:s/><text:span text:style-name="T1">fait</text:span></text:p>
      <text:p text:style-name="Standard">10.Créer le css avec le media screen desktop pour la page Figma <text:s/><text:span text:style-name="T1">fait</text:span></text:p>
      <text:p text:style-name="Standard">11.Créer le css avec le media screen desktop pour la page 404 <text:s/><text:span text:style-name="T1">fait</text:span>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 <text:s/><text:span text:style-name="T1">fait</text:span></text:p>
      <text:p text:style-name="Standard">2.Coder le css du media queries mobile 3 → 5. <text:span text:style-name="T1">fait</text:span></text:p>
      <text:p text:style-name="Standard">3.Coder le css du media queries tablette 6 → 8. <text:span text:style-name="T1">fait</text:span>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7T16:45:18.66</dc:date>
    <dc:creator>Jean-Claude MINOT</dc:creator>
    <meta:editing-duration>P2DT3H15S</meta:editing-duration>
    <meta:editing-cycles>28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37" meta:character-count="10443"/>
  </office:meta>
</office:document-meta>
</file>